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Libro" style:font-family-generic="roman" style:font-pitch="variable"/>
    <style:font-face style:name="FreeSans" svg:font-family="FreeSans" style:font-adornments="Estándar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paragraph-rsid="0056f0a4"/>
    </style:style>
    <style:style style:name="P2" style:family="paragraph" style:parent-style-name="Footer">
      <style:text-properties officeooo:paragraph-rsid="005ffc83"/>
    </style:style>
    <style:style style:name="P3" style:family="paragraph" style:parent-style-name="Footer">
      <style:text-properties officeooo:paragraph-rsid="003ba21b"/>
    </style:style>
    <style:style style:name="P4" style:family="paragraph" style:parent-style-name="Standard">
      <style:paragraph-properties fo:margin-top="0.076cm" fo:margin-bottom="0.252cm" style:contextual-spacing="false" fo:line-height="115%" fo:text-align="justify" style:justify-single-word="false"/>
      <style:text-properties officeooo:rsid="000f22f3" officeooo:paragraph-rsid="00634f51"/>
    </style:style>
    <style:style style:name="P5" style:family="paragraph" style:parent-style-name="Standard">
      <style:paragraph-properties fo:line-height="115%" fo:text-align="justify" style:justify-single-word="false"/>
      <style:text-properties officeooo:rsid="00634f51" officeooo:paragraph-rsid="00634f51"/>
    </style:style>
    <style:style style:name="P6" style:family="paragraph" style:parent-style-name="Heading" style:master-page-name="Standard">
      <style:paragraph-properties style:page-number="auto"/>
      <style:text-properties fo:color="#4f75aa" loext:opacity="100%" style:font-name="DejaVu Serif" fo:font-size="12pt" fo:font-style="italic" fo:font-weight="bold" officeooo:rsid="00485af9" officeooo:paragraph-rsid="00532924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 style:list-style-name="L1">
      <style:paragraph-properties fo:line-height="115%" fo:text-align="justify" style:justify-single-word="false"/>
      <style:text-properties officeooo:rsid="000be4c8" officeooo:paragraph-rsid="00634f51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276e8b" loext:opacity="100%"/>
    </style:style>
    <style:style style:name="T2" style:family="text">
      <style:text-properties fo:color="#276e8b" loext:opacity="100%" style:font-name="FreeSans1" fo:font-size="11pt" style:font-size-asian="11pt" style:font-size-complex="11pt"/>
    </style:style>
    <style:style style:name="T3" style:family="text">
      <style:text-properties fo:color="#276e8b" loext:opacity="100%" style:font-name="FreeSans1" fo:font-size="11pt" officeooo:rsid="00543677" style:font-size-asian="11pt" style:font-size-complex="11pt"/>
    </style:style>
    <style:style style:name="T4" style:family="text">
      <style:text-properties fo:color="#276e8b" loext:opacity="100%" fo:font-size="11pt" officeooo:rsid="003ba21b" style:font-size-asian="11pt" style:font-size-complex="11pt"/>
    </style:style>
    <style:style style:name="T5" style:family="text">
      <style:text-properties fo:color="#276e8b" loext:opacity="100%" fo:font-size="11pt" style:text-underline-style="none" style:font-size-asian="11pt" style:font-size-complex="11pt"/>
    </style:style>
    <style:style style:name="T6" style:family="text">
      <style:text-properties fo:color="#276e8b" loext:opacity="100%" fo:font-size="11pt" style:text-underline-style="none" officeooo:rsid="00652f4a" style:font-size-asian="11pt" style:font-size-complex="11pt"/>
    </style:style>
    <style:style style:name="T7" style:family="text">
      <style:text-properties fo:color="#276e8b" loext:opacity="100%" officeooo:rsid="003ba21b"/>
    </style:style>
    <style:style style:name="T8" style:family="text">
      <style:text-properties officeooo:rsid="0012f8fb"/>
    </style:style>
    <style:style style:name="T9" style:family="text">
      <style:text-properties officeooo:rsid="00158f1c"/>
    </style:style>
    <style:style style:name="T10" style:family="text">
      <style:text-properties officeooo:rsid="00634f5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18cm" svg:stroke-color="#3494ba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86cm" fo:margin-top="0cm" fo:margin-bottom="0.074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Subtle_20_Emphasis"><text:span text:style-name="T5">NOME: </text:span></text:span><text:span text:style-name="Subtle_20_Emphasis"><text:span text:style-name="T6">OSCAR TORRES RODRIGUEZ</text:span></text:span><text:span text:style-name="Subtle_20_Emphasis"><text:span text:style-name="T5"><text:tab/><text:tab/><text:tab/><text:tab/><text:tab/>DATA:</text:span></text:span><text:span text:style-name="Subtle_20_Emphasis"><text:span text:style-name="T6">20/04/2022</text:span></text:span></text:p>
      <text:p text:style-name="P5">Partindo da estrutura organizativa creada na UD05-A02:</text:p>
      <text:list xml:id="list2241082688" text:style-name="L1">
        <text:list-item>
          <text:p text:style-name="P7">Crea o seguinte usuario na OU <text:span text:style-name="T8">Porteiros</text:span> do dominio <text:span text:style-name="T8">SSII</text:span>.local:</text:p>
          <text:list>
            <text:list-item>
              <text:p text:style-name="P7">Conta de usuario para <text:span text:style-name="T8">Benji Price</text:span> coas seguintes restricións:</text:p>
              <text:list>
                <text:list-item>
                  <text:p text:style-name="P7">O usuario non pode cambiar o contrasinal</text:p>
                </text:list-item>
                <text:list-item>
                  <text:p text:style-name="P7">A conta vai estar deshabilitada</text:p>
                </text:list-item>
                <text:list-item>
                  <text:p text:style-name="P7">A conta vai expirar o 1 de setembro de 20<text:span text:style-name="T8">2</text:span><text:span text:style-name="T10">2</text:span></text:p>
                </text:list-item>
              </text:list>
            </text:list-item>
          </text:list>
        </text:list-item>
        <text:list-item>
          <text:p text:style-name="P7">Crea o<text:span text:style-name="T8">s</text:span> seguinte<text:span text:style-name="T8">s</text:span> usuarios na OU <text:span text:style-name="T8">xogadoresCampo</text:span> do dominio <text:span text:style-name="T8">SSII</text:span>.local:</text:p>
          <text:list>
            <text:list-item>
              <text:p text:style-name="P7">Conta de usuario para <text:span text:style-name="T8">Oliver Atom </text:span>coas seguintes restricións:</text:p>
              <text:list>
                <text:list-item>
                  <text:p text:style-name="P7">O usuario debe cambiar o contrasinal no seguinte inicio de sesión.</text:p>
                </text:list-item>
                <text:list-item>
                  <text:p text:style-name="P7">A conta vai expirar o 1 de outubro de 20<text:span text:style-name="T8">2</text:span><text:span text:style-name="T10">2</text:span><text:span text:style-name="T8">.</text:span></text:p>
                </text:list-item>
                <text:list-item>
                  <text:p text:style-name="P7">O usuario so pode conectarse de luns a venres de oito da mañá a cinco da tarde.</text:p>
                </text:list-item>
                <text:list-item>
                  <text:p text:style-name="P7">O usuario so pode conectarse desde o equipo <text:span text:style-name="T8">SSII-W10</text:span>.</text:p>
                </text:list-item>
              </text:list>
            </text:list-item>
            <text:list-item>
              <text:p text:style-name="P7">Empregando dsadd crea unha conta de usuario para <text:span text:style-name="T8">Richard TexTex </text:span>coas seguintes restricións:</text:p>
              <text:list>
                <text:list-item>
                  <text:p text:style-name="P7">O contrasinal da conta vai ser xenerico123. (o punto incluído)</text:p>
                </text:list-item>
                <text:list-item>
                  <text:p text:style-name="P7">O usuario ten que cambiar o contrasinal</text:p>
                </text:list-item>
                <text:list-item>
                  <text:p text:style-name="P7">A conta vai estar deshabilitada</text:p>
                </text:list-item>
              </text:list>
            </text:list-item>
            <text:list-item>
              <text:p text:style-name="P7">Empregando dsadd crea unha conta de usuario para <text:span text:style-name="T8">Mark Lenders</text:span> coas seguintes restricións:</text:p>
              <text:list>
                <text:list-item>
                  <text:p text:style-name="P7">O contrasinal será solicitado ao dar de alta a conta de usuario.</text:p>
                </text:list-item>
                <text:list-item>
                  <text:p text:style-name="P7">A conta vai ter a seguinte descrición: Conta de usuario d<text:span text:style-name="T9">o Adestrador de Furolos Homicidas</text:span>.</text:p>
                </text:list-item>
                <text:list-item>
                  <text:p text:style-name="P7">O email asociado á conta vai ser <text:a xlink:type="simple" xlink:href="mailto:marklenders@SSII.local" text:style-name="Internet_20_link" text:visited-style-name="Visited_20_Internet_20_Link"><text:span text:style-name="T8">marklenders</text:span></text:a><text:a xlink:type="simple" xlink:href="mailto:marklenders@SSII.local" text:style-name="Internet_20_link" text:visited-style-name="Visited_20_Internet_20_Link">@</text:a><text:a xlink:type="simple" xlink:href="mailto:marklenders@SSII.local" text:style-name="Internet_20_link" text:visited-style-name="Visited_20_Internet_20_Link"><text:span text:style-name="T8">SSII.</text:span></text:a><text:a xlink:type="simple" xlink:href="mailto:marklenders@SSII.local" text:style-name="Internet_20_link" text:visited-style-name="Visited_20_Internet_20_Link">local</text:a>.</text:p>
                </text:list-item>
                <text:list-item>
                  <text:p text:style-name="P7">O usuario non pode cambiar o contrasinal</text:p>
                </text:list-item>
                <text:list-item>
                  <text:p text:style-name="P7">A conta expira en cen días a contar desde o momento da sua creación.</text:p>
                </text:list-item>
                <text:list-item>
                  <text:p text:style-name="P7">O nome a mostrar para este usuario vai ser <text:span text:style-name="T8">Mark Lenders Furolos </text:span></text:p>
                </text:list-item>
              </text:list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Libro" style:font-family-generic="roman" style:font-pitch="variable"/>
    <style:font-face style:name="FreeSans" svg:font-family="FreeSans" style:font-adornments="Estándar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es" fo:country="E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50%" fo:text-align="justify" style:justify-single-word="false" fo:orphans="2" fo:widows="2" style:writing-mode="lr-tb"/>
      <style:text-properties style:font-name="DejaVu Serif1" fo:font-family="'DejaVu Serif'" style:font-style-name="Libro" style:font-family-generic="roman" style:font-pitch="variable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711cm" fo:margin-bottom="0.499cm" style:contextual-spacing="false" fo:line-height="100%" fo:keep-together="always" fo:keep-with-next="always"/>
      <style:text-properties fo:color="#1a495d" loext:opacity="100%" style:font-name="Calibri Light" fo:font-family="'Calibri Light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.3cm" style:contextual-spacing="false" fo:line-height="100%" fo:keep-together="always" fo:keep-with-next="always"/>
      <style:text-properties fo:color="#276e8b" loext:opacity="100%" style:font-name="FreeSans" fo:font-family="FreeSans" style:font-style-name="Estándar" style:font-family-generic="swiss" style:font-pitch="variable" fo:font-size="18pt" fo:font-weight="normal" style:font-name-asian="Segoe UI" style:font-family-asian="'Segoe UI'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99cm" fo:margin-bottom="0.199cm" style:contextual-spacing="false" fo:line-height="100%" fo:keep-together="always" fo:keep-with-next="always"/>
      <style:text-properties fo:color="#276e8b" loext:opacity="100%" style:font-name="FreeSans" fo:font-family="FreeSans" style:font-style-name="Estándar" style:font-family-generic="swiss" style:font-pitch="variable" fo:font-size="15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76e8b" loext:opacity="100%" style:font-name="Calibri Light" fo:font-family="'Calibri Light'" style:font-family-generic="roman" style:font-pitch="variable" fo:font-size="12pt" style:font-name-asian="Segoe UI" style:font-family-asian="'Segoe UI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text-transform="uppercase" fo:color="#276e8b" loext:opacity="100%" style:font-name="Calibri Light" fo:font-family="'Calibri Light'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text-transform="uppercase" fo:color="#1a495d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1a495d" loext:opacity="100%" style:font-name="Calibri Light" fo:font-family="'Calibri Light'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style:contextual-spacing="false" fo:keep-together="always" fo:keep-with-next="always"/>
      <style:text-properties fo:color="#1a495d" loext:opacity="100%" style:font-name="Calibri Light" fo:font-family="'Calibri Light'" style:font-family-generic="roman" style:font-pitch="variable" fo:font-style="italic" fo:font-weight="bold" style:font-name-asian="Segoe UI" style:font-family-asian="'Segoe UI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color="#1a495d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font-variant="small-caps" fo:color="#373545" loext:opacity="100%" fo:font-weight="bold" style:font-weight-asian="bold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85%"/>
      <style:text-properties fo:text-transform="uppercase" fo:color="#373545" loext:opacity="100%" style:font-name="Calibri Light" fo:font-family="'Calibri Light'" style:font-family-generic="roman" style:font-pitch="variable" fo:font-size="36pt" fo:letter-spacing="-0.026cm" style:font-name-asian="Segoe UI" style:font-family-asian="'Segoe UI'" style:font-family-generic-asian="system" style:font-pitch-asian="variable" style:font-size-asian="36pt" style:font-name-complex="Tahoma" style:font-family-complex="Tahoma" style:font-family-generic-complex="system" style:font-pitch-complex="variable" style:font-size-complex="36pt"/>
    </style:style>
    <style:style style:name="Subtitle" style:family="paragraph" style:parent-style-name="Standard" style:next-style-name="Standard" style:default-outline-level="4" style:class="chapter">
      <style:paragraph-properties fo:margin-top="0cm" fo:margin-bottom="0.423cm" style:contextual-spacing="false" fo:line-height="100%"/>
      <style:text-properties fo:color="#3494ba" loext:opacity="100%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style:default-outline-level="">
      <style:paragraph-properties fo:margin-left="1.27cm" fo:margin-right="0cm" fo:margin-top="0.212cm" fo:margin-bottom="0.212cm" style:contextual-spacing="false" fo:text-indent="0cm" style:auto-text-indent="false"/>
      <style:text-properties fo:color="#373545" loext:opacity="100%" fo:font-size="12pt" style:font-size-asian="12pt" style:font-size-complex="12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27cm" fo:margin-right="0cm" fo:margin-top="0.494cm" fo:margin-bottom="0.423cm" style:contextual-spacing="false" fo:line-height="100%" fo:text-align="center" style:justify-single-word="false" fo:text-indent="0cm" style:auto-text-indent="false"/>
      <style:text-properties fo:color="#373545" loext:opacity="100%" style:font-name="Calibri Light" fo:font-family="'Calibri Light'" style:font-family-generic="roman" style:font-pitch="variable" fo:font-size="16pt" fo:letter-spacing="-0.011cm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9.502cm" style:type="center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>
      <style:text-properties fo:color="#276e8b" loext:opacity="100%"/>
    </style:style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1a495d" loext:opacity="100%" style:font-name="Calibri Light" fo:font-family="'Calibri Light'" style:font-family-generic="roman" style:font-pitch="variable" fo:font-size="18pt" style:font-name-asian="Segoe UI" style:font-family-asian="'Segoe UI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Título_20_2_20_Car" style:display-name="Título 2 Car" style:family="text" style:parent-style-name="Default_20_Paragraph_20_Font">
      <style:text-properties fo:color="#276e8b" loext:opacity="100%" style:font-name="Calibri Light" fo:font-family="'Calibri Light'" style:font-family-generic="roman" style:font-pitch="variable" fo:font-size="16pt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ítulo_20_3_20_Car" style:display-name="Título 3 Car" style:family="text" style:parent-style-name="Default_20_Paragraph_20_Font">
      <style:text-properties fo:color="#276e8b" loext:opacity="100%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ítulo_20_4_20_Car" style:display-name="Título 4 Car" style:family="text" style:parent-style-name="Default_20_Paragraph_20_Font">
      <style:text-properties fo:color="#276e8b" loext:opacity="100%" style:font-name="Calibri Light" fo:font-family="'Calibri Light'" style:font-family-generic="roman" style:font-pitch="variable" fo:font-size="12pt" style:font-name-asian="Segoe UI" style:font-family-asian="'Segoe UI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ítulo_20_5_20_Car" style:display-name="Título 5 Car" style:family="text" style:parent-style-name="Default_20_Paragraph_20_Font">
      <style:text-properties fo:text-transform="uppercase" fo:color="#276e8b" loext:opacity="100%" style:font-name="Calibri Light" fo:font-family="'Calibri Light'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text-transform="uppercase" fo:color="#1a495d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7_20_Car" style:display-name="Título 7 Car" style:family="text" style:parent-style-name="Default_20_Paragraph_20_Font">
      <style:text-properties fo:color="#1a495d" loext:opacity="100%" style:font-name="Calibri Light" fo:font-family="'Calibri Light'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Título_20_8_20_Car" style:display-name="Título 8 Car" style:family="text" style:parent-style-name="Default_20_Paragraph_20_Font">
      <style:text-properties fo:color="#1a495d" loext:opacity="100%" style:font-name="Calibri Light" fo:font-family="'Calibri Light'" style:font-family-generic="roman" style:font-pitch="variable" fo:font-style="italic" fo:font-weight="bold" style:font-name-asian="Segoe UI" style:font-family-asian="'Segoe UI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Título_20_9_20_Car" style:display-name="Título 9 Car" style:family="text" style:parent-style-name="Default_20_Paragraph_20_Font">
      <style:text-properties fo:color="#1a495d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Car" style:display-name="Título Car" style:family="text" style:parent-style-name="Default_20_Paragraph_20_Font">
      <style:text-properties fo:text-transform="uppercase" fo:color="#373545" loext:opacity="100%" style:font-name="Calibri Light" fo:font-family="'Calibri Light'" style:font-family-generic="roman" style:font-pitch="variable" fo:font-size="36pt" fo:letter-spacing="-0.026cm" style:font-name-asian="Segoe UI" style:font-family-asian="'Segoe UI'" style:font-family-generic-asian="system" style:font-pitch-asian="variable" style:font-size-asian="36pt" style:font-name-complex="Tahoma" style:font-family-complex="Tahoma" style:font-family-generic-complex="system" style:font-pitch-complex="variable" style:font-size-complex="36pt"/>
    </style:style>
    <style:style style:name="Subtítulo_20_Car" style:display-name="Subtítulo Car" style:family="text" style:parent-style-name="Default_20_Paragraph_20_Font">
      <style:text-properties fo:color="#3494ba" loext:opacity="100%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_20_Car" style:display-name="Cita Car" style:family="text" style:parent-style-name="Default_20_Paragraph_20_Font">
      <style:text-properties fo:color="#373545" loext:opacity="100%" fo:font-size="12pt" style:font-size-asian="12pt" style:font-size-complex="12pt"/>
    </style:style>
    <style:style style:name="Cita_20_destacada_20_Car" style:display-name="Cita destacada Car" style:family="text" style:parent-style-name="Default_20_Paragraph_20_Font">
      <style:text-properties fo:color="#373545" loext:opacity="100%" style:font-name="Calibri Light" fo:font-family="'Calibri Light'" style:font-family-generic="roman" style:font-pitch="variable" fo:font-size="16pt" fo:letter-spacing="-0.011cm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Subtle_20_Emphasis" style:display-name="Subtle Emphasis" style:family="text" style:parent-style-name="Default_20_Paragraph_20_Font">
      <style:text-properties fo:color="#595959" loext:opacity="100%" fo:font-style="italic" style:text-underline-style="solid" style:text-underline-width="auto" style:text-underline-color="font-color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95959" loext:opacity="100%" style:text-underline-style="none"/>
    </style:style>
    <style:style style:name="Intense_20_Reference" style:display-name="Intense Reference" style:family="text" style:parent-style-name="Default_20_Paragraph_20_Font">
      <style:text-properties fo:font-variant="small-caps" fo:color="#373545" loext:opacity="100%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18cm" fo:font-weight="bold" style:font-weight-asian="bold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6b9f25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Énfasis_20_sutil" style:display-name="Énfasis sutil" style:family="text">
      <style:text-properties fo:color="#1a495c" loext:opacity="100%" fo:font-size="10pt" fo:font-style="italic" style:text-underline-style="solid" style:text-underline-width="auto" style:text-underline-color="font-color" style:text-underline-mode="continuous" style:text-overline-mode="continuous" style:text-line-through-mode="continuous" style:font-size-asian="10pt" style:font-style-asian="italic" style:font-size-complex="10pt" style:font-style-complex="italic"/>
    </style:style>
    <style:style style:name="WW8Num15z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Arial" fo:font-family="Arial" style:font-family-generic="swiss" style:font-pitch="variable" fo:font-size="5.5pt" style:font-name-asian="Arial" style:font-family-asian="Arial" style:font-family-generic-asian="swiss" style:font-pitch-asian="variable" style:font-size-asian="5.5pt" style:font-name-complex="Arial" style:font-family-complex="Arial" style:font-family-generic-complex="swiss" style:font-pitch-complex="variable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Numbering_20_Symbols" style:display-name="Numbering Symbols" style:family="text"/>
    <style:style style:name="WW8Num4z0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2" text:style-name="WW8Num15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3" text:style-name="WW8Num15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4" text:style-name="WW8Num15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5" text:style-name="WW8Num15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6" text:style-name="WW8Num15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7" text:style-name="WW8Num15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8" text:style-name="WW8Num15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9" text:style-name="WW8Num15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2" text:style-name="WW8Num16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3" text:style-name="WW8Num16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4" text:style-name="WW8Num16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5" text:style-name="WW8Num16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6" text:style-name="WW8Num16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7" text:style-name="WW8Num16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8" text:style-name="WW8Num16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9" text:style-name="WW8Num16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2" text:style-name="WW8Num4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3" text:style-name="WW8Num4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4" text:style-name="WW8Num4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5" text:style-name="WW8Num4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6" text:style-name="WW8Num4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7" text:style-name="WW8Num4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8" text:style-name="WW8Num4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9" text:style-name="WW8Num4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2" text:style-name="WW8Num5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3" text:style-name="WW8Num5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4" text:style-name="WW8Num5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5" text:style-name="WW8Num5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6" text:style-name="WW8Num5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7" text:style-name="WW8Num5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8" text:style-name="WW8Num5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9" text:style-name="WW8Num5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56f0a4"/>
    </style:style>
    <style:style style:name="MP2" style:family="paragraph" style:parent-style-name="Footer">
      <style:text-properties officeooo:paragraph-rsid="005ffc83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Footer">
      <style:text-properties officeooo:paragraph-rsid="003ba21b"/>
    </style:style>
    <style:style style:name="MT1" style:family="text">
      <style:text-properties fo:color="#276e8b" loext:opacity="100%" style:font-name="FreeSans1" fo:font-size="11pt" style:font-size-asian="11pt" style:font-size-complex="11pt"/>
    </style:style>
    <style:style style:name="MT2" style:family="text">
      <style:text-properties fo:color="#276e8b" loext:opacity="100%" style:font-name="FreeSans1" fo:font-size="11pt" officeooo:rsid="00543677" style:font-size-asian="11pt" style:font-size-complex="11pt"/>
    </style:style>
    <style:style style:name="MT3" style:family="text"/>
    <style:style style:name="MT4" style:family="text">
      <style:text-properties fo:color="#276e8b" loext:opacity="100%" fo:font-size="11pt" officeooo:rsid="003ba21b" style:font-size-asian="11pt" style:font-size-complex="11pt"/>
    </style:style>
    <style:style style:name="MT5" style:family="text">
      <style:text-properties fo:color="#276e8b" loext:opacity="100%" officeooo:rsid="003ba21b"/>
    </style:style>
    <style:style style:name="MT6" style:family="text">
      <style:text-properties fo:color="#276e8b" loext:opacity="100%"/>
    </style:style>
    <style:style style:name="Mgr1" style:family="graphic">
      <style:graphic-properties draw:stroke="solid" svg:stroke-width="0.018cm" svg:stroke-color="#3494ba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86cm" fo:margin-top="0cm" fo:margin-bottom="0.074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0.783cm" fo:margin-left="1.752cm" fo:margin-right="0.998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17cm" fo:margin-left="0cm" fo:margin-right="0cm" fo:margin-top="1.11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222cm" fo:margin-bottom="0.284cm" fo:margin-left="2.54cm" fo:margin-right="2.54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Subtle_20_Emphasis"><text:span text:style-name="MT1">IES </text:span></text:span><text:span text:style-name="Subtle_20_Emphasis"><text:span text:style-name="MT2">LELIADOURA</text:span></text:span><text:span text:style-name="Subtle_20_Emphasis"><text:span text:style-name="MT1"> <text:s text:c="121"/>1</text:span></text:span><text:span text:style-name="Énfasis_20_sutil"><text:span text:style-name="MT1">º</text:span></text:span><text:span text:style-name="Énfasis_20_sutil"><text:span text:style-name="MT2">DAM - </text:span></text:span><text:span text:style-name="Énfasis_20_sutil"><text:span text:style-name="MT1">SI</text:span></text:span></text:p>
        <text:p text:style-name="Header"><text:span text:style-name="Subtle_20_Emphasis"/></text:p>
      </style:header>
      <style:footer>
        <text:p text:style-name="MP2"><draw:line text:anchor-type="paragraph" draw:z-index="0" draw:name="Conector recto 11" draw:style-name="Mgr1" draw:text-style-name="MP3" svg:x1="-0.002cm" svg:y1="-0.302cm" svg:x2="18.238cm" svg:y2="-0.27cm"><text:p/></draw:line><text:span text:style-name="Emphasis"><text:tab/></text:span><text:span text:style-name="Emphasis"><text:span text:style-name="MT4">UD05-A03 - Xestión de Usuarios</text:span></text:span></text:p>
        <text:p text:style-name="MP4"><text:span text:style-name="Emphasis"><text:span text:style-name="MT5"><text:tab/></text:span></text:span><text:span text:style-name="Emphasis"><text:span text:style-name="MT6"><text:page-number text:select-page="current">1</text:page-number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Convertir_20_7" style:display-name="Convertir 7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25</meta:editing-cycles>
    <meta:creation-date>2020-12-02T00:01:09.873011513</meta:creation-date>
    <meta:editing-duration>PT14H32M25S</meta:editing-duration>
    <meta:generator>LibreOffice/7.2.0.4$Windows_X86_64 LibreOffice_project/9a9c6381e3f7a62afc1329bd359cc48accb6435b</meta:generator>
    <dc:title>IES Prácticas ISO</dc:title>
    <dc:date>2022-04-20T11:27:34.828000000</dc:date>
    <meta:document-statistic meta:table-count="0" meta:image-count="0" meta:object-count="0" meta:page-count="1" meta:paragraph-count="27" meta:word-count="268" meta:character-count="1629" meta:non-whitespace-character-count="128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IES Prácticas ISO" xlink:href="../../../../../../../.config/libreoffice/4/user/template/IES%20Prácticas%20ISO.ott" meta:date="2021-01-10T23:14:38.930486626"/>
  </office:meta>
</office:document-meta>
</file>